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00000002005DB8603B7198A536.png" manifest:media-type="image/png"/>
  <manifest:file-entry manifest:full-path="Pictures/100002010000020000000200053924A88606A40B.png" manifest:media-type="image/png"/>
  <manifest:file-entry manifest:full-path="Pictures/10000201000002000000020049E8D86239FE8632.png" manifest:media-type="image/png"/>
  <manifest:file-entry manifest:full-path="Pictures/10000201000000010000000108093F3507420144.png" manifest:media-type="image/png"/>
  <manifest:file-entry manifest:full-path="Pictures/10000201000000640000006420E68E734F4C320E.png" manifest:media-type="image/png"/>
  <manifest:file-entry manifest:full-path="Pictures/100000F80000001A0000001A7828F4EDA211A748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5.63cm" fo:min-width="7.834cm" fo:padding-top="0.142cm" fo:padding-bottom="0.142cm" fo:padding-left="0.267cm" fo:padding-right="0.267cm"/>
    </style:style>
    <style:style style:name="gr3" style:family="graphic" style:parent-style-name="standard">
      <style:graphic-properties svg:stroke-width="0.106cm" svg:stroke-color="#0066b3" draw:marker-start="Arrow" draw:marker-start-width="0.458cm" draw:marker-end="Arrow" draw:marker-end-width="0.458cm" draw:textarea-vertical-align="middle" fo:padding-top="0.177cm" fo:padding-bottom="0.177cm" fo:padding-left="0.302cm" fo:padding-right="0.30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dash" draw:stroke-dash="Fine_20_Dashed" svg:stroke-color="#000000" draw:marker-start="Arrow" draw:marker-start-width="0.3cm" draw:marker-end="Arrow" draw:marker-end-width="0.3cm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0066b3"/>
    </style:style>
    <style:style style:name="P4" style:family="paragraph">
      <loext:graphic-properties draw:fill="none" draw:fill-color="#ffffff"/>
      <style:text-properties fo:color="#0066b3"/>
    </style:style>
    <style:style style:name="P5" style:family="paragraph">
      <style:text-properties fo:color="#000000"/>
    </style:style>
    <style:style style:name="P6" style:family="paragraph">
      <loext:graphic-properties draw:fill="none" draw:fill-color="#ffffff"/>
      <style:text-properties fo:color="#000000"/>
    </style:style>
    <style:style style:name="T1" style:family="text">
      <style:text-properties fo:color="#0066b3"/>
    </style:style>
    <style:style style:name="T2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433cm" svg:height="3.167cm" svg:x="8.997cm" svg:y="0.881cm">
          <draw:image xlink:href="Pictures/10000201000000640000006420E68E734F4C320E.png" xlink:type="simple" xlink:show="embed" xlink:actuate="onLoad">
            <text:p/>
          </draw:image>
        </draw:frame>
        <draw:frame draw:style-name="gr1" draw:text-style-name="P1" draw:layer="layout" svg:width="6.887cm" svg:height="6.887cm" draw:transform="rotate (-3.14159265358979) translate (9.519cm 13.192cm)">
          <draw:image xlink:href="Pictures/100000F80000001A0000001A7828F4EDA211A748.svg" xlink:type="simple" xlink:show="embed" xlink:actuate="onLoad">
            <text:p/>
          </draw:image>
          <draw:image xlink:href="Pictures/10000201000000010000000108093F3507420144.png" xlink:type="simple" xlink:show="embed" xlink:actuate="onLoad"/>
        </draw:frame>
        <draw:frame draw:style-name="gr1" draw:text-style-name="P1" draw:layer="layout" svg:width="2.883cm" svg:height="2.883cm" svg:x="1.711cm" svg:y="6.5cm">
          <draw:image xlink:href="Pictures/10000201000002000000020049E8D86239FE8632.png" xlink:type="simple" xlink:show="embed" xlink:actuate="onLoad">
            <text:p/>
          </draw:image>
        </draw:frame>
        <draw:frame draw:style-name="gr1" draw:text-style-name="P1" draw:layer="layout" svg:width="4.499cm" svg:height="4.499cm" svg:x="1.022cm" svg:y="7.764cm">
          <draw:image xlink:href="Pictures/100002010000020000000200053924A88606A40B.png" xlink:type="simple" xlink:show="embed" xlink:actuate="onLoad">
            <text:p/>
          </draw:image>
        </draw:frame>
        <draw:custom-shape draw:style-name="gr2" draw:text-style-name="P2" draw:layer="layout" svg:width="8.368cm" svg:height="5.914cm" svg:x="1.776cm" svg:y="6.408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499cm" svg:height="4.499cm" svg:x="5.645cm" svg:y="7.764cm">
          <draw:image xlink:href="Pictures/1000020100000200000002005DB8603B7198A536.png" xlink:type="simple" xlink:show="embed" xlink:actuate="onLoad">
            <text:p/>
          </draw:image>
        </draw:frame>
        <draw:line draw:style-name="gr3" draw:text-style-name="P1" draw:layer="layout" svg:x1="6.707cm" svg:y1="10.058cm" svg:x2="4.167cm" svg:y2="10.058cm">
          <text:p/>
        </draw:line>
        <draw:frame draw:style-name="gr4" draw:text-style-name="P4" draw:layer="layout" svg:width="4.27cm" svg:height="0.962cm" svg:x="5.772cm" svg:y="11.328cm">
          <draw:text-box>
            <text:p text:style-name="P3"><text:span text:style-name="T1">Experimenter</text:span></text:p>
          </draw:text-box>
        </draw:frame>
        <draw:frame draw:style-name="gr4" draw:text-style-name="P6" draw:layer="layout" svg:width="2.614cm" svg:height="0.962cm" svg:x="1.997cm" svg:y="11.274cm">
          <draw:text-box>
            <text:p text:style-name="P5"><text:span text:style-name="T2">Subject</text:span></text:p>
          </draw:text-box>
        </draw:frame>
        <draw:frame draw:style-name="gr1" draw:text-style-name="P1" draw:layer="layout" svg:width="2.883cm" svg:height="2.883cm" svg:x="6.312cm" svg:y="6.501cm">
          <draw:image xlink:href="Pictures/10000201000002000000020049E8D86239FE8632.png" xlink:type="simple" xlink:show="embed" xlink:actuate="onLoad">
            <text:p/>
          </draw:image>
        </draw:frame>
        <draw:frame draw:style-name="gr1" draw:text-style-name="P1" draw:layer="layout" svg:width="6.887cm" svg:height="6.887cm" draw:transform="rotate (-3.14159265358979) translate (19.393cm 13.2cm)">
          <draw:image xlink:href="Pictures/100000F80000001A0000001A7828F4EDA211A748.svg" xlink:type="simple" xlink:show="embed" xlink:actuate="onLoad">
            <text:p/>
          </draw:image>
          <draw:image xlink:href="Pictures/10000201000000010000000108093F3507420144.png" xlink:type="simple" xlink:show="embed" xlink:actuate="onLoad"/>
        </draw:frame>
        <draw:frame draw:style-name="gr1" draw:text-style-name="P1" draw:layer="layout" svg:width="2.883cm" svg:height="2.883cm" svg:x="11.585cm" svg:y="6.508cm">
          <draw:image xlink:href="Pictures/10000201000002000000020049E8D86239FE8632.png" xlink:type="simple" xlink:show="embed" xlink:actuate="onLoad">
            <text:p/>
          </draw:image>
        </draw:frame>
        <draw:frame draw:style-name="gr1" draw:text-style-name="P1" draw:layer="layout" svg:width="4.499cm" svg:height="4.499cm" svg:x="10.896cm" svg:y="7.772cm">
          <draw:image xlink:href="Pictures/100002010000020000000200053924A88606A40B.png" xlink:type="simple" xlink:show="embed" xlink:actuate="onLoad">
            <text:p/>
          </draw:image>
        </draw:frame>
        <draw:custom-shape draw:style-name="gr2" draw:text-style-name="P2" draw:layer="layout" svg:width="8.368cm" svg:height="5.914cm" svg:x="11.65cm" svg:y="6.416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499cm" svg:height="4.499cm" svg:x="15.519cm" svg:y="7.772cm">
          <draw:image xlink:href="Pictures/1000020100000200000002005DB8603B7198A536.png" xlink:type="simple" xlink:show="embed" xlink:actuate="onLoad">
            <text:p/>
          </draw:image>
        </draw:frame>
        <draw:line draw:style-name="gr3" draw:text-style-name="P1" draw:layer="layout" svg:x1="16.581cm" svg:y1="10.066cm" svg:x2="14.041cm" svg:y2="10.066cm">
          <text:p/>
        </draw:line>
        <draw:frame draw:style-name="gr4" draw:text-style-name="P4" draw:layer="layout" svg:width="4.27cm" svg:height="0.962cm" svg:x="15.646cm" svg:y="11.336cm">
          <draw:text-box>
            <text:p text:style-name="P3"><text:span text:style-name="T1">Experimenter</text:span></text:p>
          </draw:text-box>
        </draw:frame>
        <draw:frame draw:style-name="gr4" draw:text-style-name="P6" draw:layer="layout" svg:width="2.614cm" svg:height="0.962cm" svg:x="11.871cm" svg:y="11.282cm">
          <draw:text-box>
            <text:p text:style-name="P5"><text:span text:style-name="T2">Subjec</text:span><text:span text:style-name="T2">t</text:span></text:p>
          </draw:text-box>
        </draw:frame>
        <draw:frame draw:style-name="gr1" draw:text-style-name="P1" draw:layer="layout" svg:width="2.883cm" svg:height="2.883cm" svg:x="16.186cm" svg:y="6.509cm">
          <draw:image xlink:href="Pictures/10000201000002000000020049E8D86239FE8632.png" xlink:type="simple" xlink:show="embed" xlink:actuate="onLoad">
            <text:p/>
          </draw:image>
        </draw:frame>
        <draw:line draw:style-name="gr5" draw:text-style-name="P1" draw:layer="layout" svg:x1="3.413cm" svg:y1="6.842cm" svg:x2="9.636cm" svg:y2="3.286cm">
          <text:p/>
        </draw:line>
        <draw:line draw:style-name="gr5" draw:text-style-name="P1" draw:layer="layout" svg:x1="7.858cm" svg:y1="6.842cm" svg:x2="10.271cm" svg:y2="3.413cm">
          <text:p/>
        </draw:line>
        <draw:line draw:style-name="gr5" draw:text-style-name="P1" draw:layer="layout" svg:x1="13.065cm" svg:y1="6.842cm" svg:x2="11.668cm" svg:y2="3.413cm">
          <text:p/>
        </draw:line>
        <draw:line draw:style-name="gr5" draw:text-style-name="P1" draw:layer="layout" svg:x1="17.51cm" svg:y1="6.842cm" svg:x2="12.176cm" svg:y2="3.159cm">
          <text:p/>
        </draw:line>
        <draw:frame draw:style-name="gr4" draw:text-style-name="P6" draw:layer="layout" svg:width="7.225cm" svg:height="1.673cm" svg:x="13.192cm" svg:y="1.486cm">
          <draw:text-box>
            <text:p text:style-name="P5"><text:span text:style-name="T2">(connection negotiation,</text:span></text:p>
            <text:p text:style-name="P5"><text:span text:style-name="T2">no data transfer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niel Coates</meta:initial-creator>
    <meta:creation-date>2020-08-15T13:57:00.348074220</meta:creation-date>
    <dc:date>2020-08-15T22:27:12.716852471</dc:date>
    <dc:creator>Daniel Coates</dc:creator>
    <meta:editing-duration>PT14M42S</meta:editing-duration>
    <meta:editing-cycles>3</meta:editing-cycles>
    <meta:generator>LibreOffice/6.0.7.3$Linux_X86_64 LibreOffice_project/00m0$Build-3</meta:generator>
    <meta:document-statistic meta:object-count="24"/>
  </office:meta>
</office:document-meta>
</file>